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0pt" officeooo:rsid="00195d7a" officeooo:paragraph-rsid="00195d7a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195d7a" officeooo:paragraph-rsid="00195d7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1a1698" officeooo:paragraph-rsid="001a169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1afacf" officeooo:paragraph-rsid="001afac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1cf5f6" officeooo:paragraph-rsid="001cf5f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cf5f6" officeooo:paragraph-rsid="001cf5f6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edd23" officeooo:paragraph-rsid="001edd23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201e71" officeooo:paragraph-rsid="00201e71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cc33" fo:font-size="12pt" officeooo:rsid="00195d7a" officeooo:paragraph-rsid="00195d7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1cf5f6" officeooo:paragraph-rsid="001cf5f6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1d4576" officeooo:paragraph-rsid="001cf5f6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1edd23" officeooo:paragraph-rsid="001edd23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1f5bab" officeooo:paragraph-rsid="001edd23" style:font-size-asian="10.5pt" style:font-style-asian="normal" style:font-size-complex="12pt" style:font-style-complex="normal"/>
    </style:style>
    <style:style style:name="T1" style:family="text">
      <style:text-properties officeooo:rsid="001a1698"/>
    </style:style>
    <style:style style:name="T2" style:family="text">
      <style:text-properties style:text-position="super 58%"/>
    </style:style>
    <style:style style:name="T3" style:family="text">
      <style:text-properties officeooo:rsid="001c678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678c" style:font-style-asian="italic" style:font-style-complex="italic"/>
    </style:style>
    <style:style style:name="T6" style:family="text">
      <style:text-properties officeooo:rsid="001cf5f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4576" style:font-style-asian="normal" style:font-style-complex="normal"/>
    </style:style>
    <style:style style:name="T9" style:family="text">
      <style:text-properties fo:font-style="normal" officeooo:rsid="001f5ba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 Histoire</text:p>
      <text:p text:style-name="P1"/>
      <text:p text:style-name="P9">La dissertation en L1</text:p>
      <text:p text:style-name="P9"/>
      <text:p text:style-name="P2"><text:span text:style-name="T1">I</text:span>ntroduction de dissertation + plan détaillé / 14 points </text:p>
      <text:p text:style-name="P2">→ attendus 2 pages, expliqué le sens des mots, leurs explication, comment les questionner. La problématique se situe à la fin c’est une synthèse</text:p>
      <text:p text:style-name="P2"/>
      <text:p text:style-name="P2">Question de synthèse de connaissances /6 pts</text:p>
      <text:p text:style-name="P2"/>
      <text:p text:style-name="P3">Disserter c’est : </text:p>
      <text:p text:style-name="P3">- analyser le sujet</text:p>
      <text:p text:style-name="P3">- le comprendre</text:p>
      <text:p text:style-name="P3">- trouver un problème sous jacent</text:p>
      <text:p text:style-name="P3">- utiliser les connaissances historiques pour expliquer et démontrer</text:p>
      <text:p text:style-name="P3"/>
      <text:p text:style-name="P3">capeps 5p, agreg 7p</text:p>
      <text:p text:style-name="P3"/>
      <text:p text:style-name="P3">ce n’est pas :</text:p>
      <text:p text:style-name="P3">- reciter son cours</text:p>
      <text:p text:style-name="P3"/>
      <text:p text:style-name="P3"><text:span text:style-name="T4">sujet : </text:span>pour vous le sport a-t-il toujours reflété l’égalité des chances depuis la fin du 19ème siècle ?</text:p>
      <text:p text:style-name="P3"/>
      <text:p text:style-name="P3">→ Pour repondre au sujet il faut construire une problématique</text:p>
      <text:p text:style-name="P3"/>
      <text:p text:style-name="P4">Cette réponse peut être :</text:p>
      <text:p text:style-name="P4">- OUI… mais avec des nuances et il faudra utiliser les connaissances du cours pour la démontrer</text:p>
      <text:p text:style-name="P4">- NON… mais avec des nuances et il faudra utiliser les connaissances du sujet pour la démontrer</text:p>
      <text:p text:style-name="P4">- <text:s/>OUI et NON</text:p>
      <text:p text:style-name="P4"/>
      <text:p text:style-name="P4">Les 5 étapes de l’analyse :</text:p>
      <text:p text:style-name="P4">1<text:span text:style-name="T2">er</text:span> étape = interrogation globale du sujet, qu’est ce que ca veut dire ? <text:s/>Quels sont les enjeux ? A quels exemples cela peut’il faire référence ? </text:p>
      <text:p text:style-name="P4">Faire découler des significations implicites</text:p>
      <text:p text:style-name="P4"/>
      <text:p text:style-name="P4"><text:span text:style-name="T5">sur le sujet :</text:span><text:span text:style-name="T3"> </text:span>Y’a t-il eu des périodes des événements depuis la fin du 19 ème qui font que le sport n’as pas reflété l’égalité des chances ? Le sport à t’il évolué pour permettre l’égalitté des chances → si oui comment et pourquoi est-il important qu’il reflète l’égalité des chances ? </text:p>
      <text:p text:style-name="P4">Peut on dire que l’on égaux dans le sport, d’un point de vue physio, d’un point de vue situationnel</text:p>
      <text:p text:style-name="P4"/>
      <text:p text:style-name="P4">→<text:span text:style-name="T6"> il faut une dizaine de questions </text:span></text:p>
      <text:p text:style-name="P4"/>
      <text:p text:style-name="P5">Quelle est le terme qui va orienter ma reponse, la nuancer</text:p>
      <text:p text:style-name="P5"/>
      <text:p text:style-name="P5">3eme étape = analyse lineaire et globale du sujet, sens courant ? Sens du cours ? <text:s/>Definir les termes de maniere isolée ds un premier temps, puis en les raccordant au sujet</text:p>
      <text:p text:style-name="P5"/>
      <text:p text:style-name="P6">sur le sujet : <text:span text:style-name="T7">toujours = sans interruptions, dans le sujet signifie que c’est associé au sport depuis la fin du 19</text:span></text:p>
      <text:p text:style-name="P10">reflété = rendre une image similaire, une copie, dans le sujet cela veut dire que le sport est un symbole de l’égalité des chances</text:p>
      <text:p text:style-name="P10"><text:soft-page-break/>égalité= répatition similaire entre les individus, dans le sujet avoir les même chances d’acceder au differents sport, de progression</text:p>
      <text:p text:style-name="P6"><text:span text:style-name="T7">chances= conséqu</text:span><text:span text:style-name="T8">e</text:span><text:span text:style-name="T7">nce aléatoire, ici </text:span><text:span text:style-name="T8">attribution/aide de depart/considéraions ou bien désavantage/handicap</text:span></text:p>
      <text:p text:style-name="P11"/>
      <text:p text:style-name="P7"><text:span text:style-name="T8">4</text:span><text:span text:style-name="T7">eme etape = problématique, phase 1 la reponse bruale à la question</text:span></text:p>
      <text:p text:style-name="P12"/>
      <text:p text:style-name="P7">sujet : <text:span text:style-name="T7">Notre objetcif et de montrer que l’égalité des chances n’est prise en compte que de facon irreguliere dans l’histoire</text:span></text:p>
      <text:p text:style-name="P12"/>
      <text:p text:style-name="P12">phase 2 la reponse nuancé le detail de l’oganisation du plan </text:p>
      <text:p text:style-name="P12"/>
      <text:p text:style-name="P7">sujet <text:span text:style-name="T7">: au depart pas de reflet, car probleme de l’egalité pas pris en compte, </text:span><text:span text:style-name="T9">reprendre les éléments des questions de l’analyse</text:span></text:p>
      <text:p text:style-name="P13"/>
      <text:p text:style-name="P8"><text:span text:style-name="T9">f</text:span><text:span text:style-name="T7">aire un entrainement → l’introduction du sujet vu en TD nom prenom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01:37.760908000</meta:creation-date>
    <dc:date>2017-05-01T17:52:36.663382000</dc:date>
    <meta:editing-duration>PT28M25S</meta:editing-duration>
    <meta:editing-cycles>4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36" meta:word-count="468" meta:character-count="2675" meta:non-whitespace-character-count="2234"/>
  </office:meta>
</office:document-meta>
</file>